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Стили_20_стрелок_20_2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objectwithoutfill">
      <style:graphic-properties svg:stroke-color="#000000" draw:marker-end="Стили_20_стрелок_20_5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svg:stroke-color="#000000" draw:fill="none" draw:fill-color="#000000" draw:textarea-vertical-align="middle"/>
    </style:style>
    <style:style style:name="gr11" style:family="graphic" style:parent-style-name="standard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  <style:text-properties style:font-name="Times New Roman" fo:font-size="10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style:font-name="Times New Roman" fo:font-size="10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0pt" style:font-size-asian="18pt" style:font-size-complex="18pt"/>
    </style:style>
    <style:style style:name="P4" style:family="paragraph">
      <style:text-properties style:font-name="Times New Roman1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Times New Roman1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  <style:text-properties style:font-name="Times New Roman" fo:font-size="10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style:font-name="Times New Roman" fo:font-size="10pt" style:font-size-asian="18pt" style:font-size-complex="18pt"/>
    </style:style>
    <style:style style:name="T1" style:family="text">
      <style:text-properties style:font-name="Times New Roman" fo:font-size="10pt" style:font-size-asian="18pt" style:font-size-complex="18pt"/>
    </style:style>
    <style:style style:name="T2" style:family="text">
      <style:text-properties style:font-name="Times New Roman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cm" svg:height="2cm" svg:x="8.5cm" svg:y="4.343cm">
          <text:p text:style-name="P1"><text:span text:style-name="T1">if (x &gt; 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4cm" svg:height="2cm" svg:x="3.5cm" svg:y="6.343cm">
          <text:p text:style-name="P1"><text:span text:style-name="T1">if (y &gt; 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cm" svg:height="2cm" svg:x="8.5cm" svg:y="4.344cm">
          <text:p text:style-name="P1"><text:span text:style-name="T1">if (x &gt; 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4cm" svg:height="2cm" svg:x="13.5cm" svg:y="6.343cm">
          <text:p text:style-name="P1"><text:span text:style-name="T1">if (!(x &lt; 10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cm" svg:height="1cm" svg:x="1.5cm" svg:y="8.343cm">
          <text:p text:style-name="P1"><text:span text:style-name="T1">z = 1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1cm" svg:x="7.5cm" svg:y="8.343cm">
          <text:p text:style-name="P1"><text:span text:style-name="T1">z = 2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1cm" svg:x="11.5cm" svg:y="8.343cm">
          <text:p text:style-name="P1"><text:span text:style-name="T1">x = 5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5cm" svg:y1="5.344cm" svg:x2="5.5cm" svg:y2="6.343cm" draw:start-shape="id1" draw:start-glue-point="5" draw:end-shape="id2" draw:end-glue-point="4" svg:d="M8500 5344h-3000v999" svg:viewBox="0 0 3001 1000">
          <text:p text:style-name="P1"/>
        </draw:connector>
        <draw:connector draw:style-name="gr3" draw:text-style-name="P3" draw:layer="layout" svg:x1="12.5cm" svg:y1="5.344cm" svg:x2="15.5cm" svg:y2="6.343cm" draw:start-shape="id1" draw:start-glue-point="7" draw:end-shape="id3" draw:end-glue-point="4" svg:d="M12500 5344h3000v999" svg:viewBox="0 0 3001 1000">
          <text:p/>
        </draw:connector>
        <draw:connector draw:style-name="gr4" draw:text-style-name="P3" draw:layer="layout" svg:x1="3.5cm" svg:y1="7.343cm" svg:x2="2.5cm" svg:y2="8.343cm" draw:start-shape="id2" draw:start-glue-point="5" draw:end-shape="id4" draw:end-glue-point="0" svg:d="M3500 7343h-1000v1000" svg:viewBox="0 0 1001 1001">
          <text:p/>
        </draw:connector>
        <draw:connector draw:style-name="gr5" draw:text-style-name="P3" draw:layer="layout" svg:x1="7.5cm" svg:y1="7.343cm" svg:x2="8.5cm" svg:y2="8.343cm" draw:start-shape="id2" draw:start-glue-point="7" draw:end-shape="id5" draw:end-glue-point="0" svg:d="M7500 7343h1000v1000" svg:viewBox="0 0 1001 1001">
          <text:p/>
        </draw:connector>
        <draw:custom-shape draw:style-name="gr1" draw:text-style-name="P2" xml:id="id6" draw:id="id6" draw:layer="layout" svg:width="2cm" svg:height="1cm" svg:x="4.5cm" svg:y="11.343cm">
          <text:p text:style-name="P1"><text:span text:style-name="T1">x = y - z;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.5cm" svg:y1="9.343cm" svg:x2="5.5cm" svg:y2="11.343cm" draw:start-shape="id4" draw:start-glue-point="2" draw:end-shape="id6" draw:end-glue-point="0" svg:d="M2500 9343v1000h3000v1000" svg:viewBox="0 0 3001 2001">
          <text:p/>
        </draw:connector>
        <draw:connector draw:style-name="gr6" draw:text-style-name="P2" draw:layer="layout" svg:x1="8.5cm" svg:y1="9.343cm" svg:x2="5.5cm" svg:y2="11.343cm" draw:start-shape="id5" draw:start-glue-point="2" draw:end-shape="id6" draw:end-glue-point="0" svg:d="M8500 9343v1000h-3000v1000" svg:viewBox="0 0 3001 2001">
          <text:p/>
        </draw:connector>
        <draw:connector draw:style-name="gr7" draw:text-style-name="P3" draw:layer="layout" svg:x1="13.5cm" svg:y1="7.343cm" svg:x2="12.5cm" svg:y2="8.343cm" draw:start-shape="id3" draw:start-glue-point="5" draw:end-shape="id7" draw:end-glue-point="0" svg:d="M13500 7343h-1000v1000" svg:viewBox="0 0 1001 1001">
          <text:p/>
        </draw:connector>
        <draw:connector draw:style-name="gr6" draw:text-style-name="P2" xml:id="id8" draw:id="id8" draw:layer="layout" svg:x1="12.5cm" svg:y1="9.343cm" svg:x2="15.5cm" svg:y2="11.343cm" draw:start-shape="id7" draw:start-glue-point="2" svg:d="M12500 9343v1251h3000v749" svg:viewBox="0 0 3001 2001">
          <text:p/>
        </draw:connector>
        <draw:connector draw:style-name="gr6" draw:text-style-name="P2" draw:layer="layout" draw:line-skew="0.499cm" svg:x1="17.5cm" svg:y1="7.343cm" svg:x2="15.5cm" svg:y2="10.594cm" draw:start-shape="id3" draw:start-glue-point="7" svg:d="M17500 7343h1000v3251h-3000" svg:viewBox="0 0 3001 3252">
          <text:p/>
        </draw:connector>
        <draw:connector draw:style-name="gr6" draw:text-style-name="P2" draw:layer="layout" draw:line-skew="-0.251cm" svg:x1="5.5cm" svg:y1="12.343cm" svg:x2="10.5cm" svg:y2="14.343cm" draw:start-shape="id6" draw:start-glue-point="2" svg:d="M5500 12343v1000h5000v1000" svg:viewBox="0 0 5001 2001">
          <text:p/>
        </draw:connector>
        <draw:connector draw:style-name="gr6" draw:text-style-name="P2" draw:layer="layout" draw:line-skew="0.749cm" svg:x1="15.5cm" svg:y1="11.343cm" svg:x2="10.5cm" svg:y2="13.343cm" draw:start-shape="id8" draw:start-glue-point="3" svg:d="M15500 11343v2000h-5000" svg:viewBox="0 0 5001 2001">
          <text:p/>
        </draw:connector>
        <draw:connector draw:style-name="gr8" draw:text-style-name="P3" draw:layer="layout" draw:type="line" svg:x1="10.5cm" svg:y1="4.344cm" svg:x2="10.501cm" svg:y2="3.36cm" draw:start-shape="id1" draw:start-glue-point="4" svg:d="M10500 4344l1-984" svg:viewBox="0 0 2 985">
          <text:p/>
        </draw:connector>
        <draw:frame draw:style-name="gr9" draw:text-style-name="P5" draw:layer="layout" svg:width="1.5cm" svg:height="0.75cm" svg:x="6.5cm" svg:y="4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2.5cm" svg:y="6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12.5cm" svg:y="6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13.5cm" svg:y="4.843cm">
          <draw:text-box>
            <text:p text:style-name="P4"><text:span text:style-name="T2">false</text:span></text:p>
          </draw:text-box>
        </draw:frame>
        <draw:frame draw:style-name="gr9" draw:text-style-name="P5" draw:layer="layout" svg:width="1.5cm" svg:height="0.75cm" svg:x="7.5cm" svg:y="6.843cm">
          <draw:text-box>
            <text:p text:style-name="P4"><text:span text:style-name="T2">false</text:span></text:p>
          </draw:text-box>
        </draw:frame>
        <draw:frame draw:style-name="gr9" draw:text-style-name="P5" draw:layer="layout" svg:width="1.5cm" svg:height="0.75cm" svg:x="17.5cm" svg:y="6.843cm">
          <draw:text-box>
            <text:p text:style-name="P4"><text:span text:style-name="T2">false</text:span></text:p>
          </draw:text-box>
        </draw:frame>
        <draw:custom-shape draw:style-name="gr1" draw:text-style-name="P2" draw:layer="layout" svg:width="4cm" svg:height="2cm" svg:x="8.5cm" svg:y="16.343cm">
          <text:p text:style-name="P1"><text:span text:style-name="T1">if (x &gt; 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4cm" svg:height="2cm" svg:x="13.5cm" svg:y="20.343cm">
          <text:p text:style-name="P1"><text:span text:style-name="T1">if (y &gt; 1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4cm" svg:height="2cm" svg:x="8.5cm" svg:y="16.344cm">
          <text:p text:style-name="P1"><text:span text:style-name="T1">if (x &lt; 5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4cm" svg:height="2cm" svg:x="3.5cm" svg:y="18.343cm">
          <text:p text:style-name="P1"><text:span text:style-name="T1">if (y &gt; 3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" draw:id="id13" draw:layer="layout" svg:width="2cm" svg:height="1cm" svg:x="11.5cm" svg:y="22.343cm">
          <text:p text:style-name="P1"><text:span text:style-name="T1">x = 3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cm" svg:height="1cm" svg:x="17.5cm" svg:y="22.343cm">
          <text:p text:style-name="P1"><text:span text:style-name="T1">x = 5;</text:span></text:p>
          <text:p text:style-name="P1"><text:span text:style-name="T1">y = 3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cm" svg:height="1cm" svg:x="1.5cm" svg:y="20.343cm">
          <text:p text:style-name="P1"><text:span text:style-name="T1">z = 1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5cm" svg:y1="17.344cm" svg:x2="5.5cm" svg:y2="18.343cm" draw:start-shape="id9" draw:start-glue-point="5" draw:end-shape="id10" draw:end-glue-point="4" svg:d="M8500 17344h-3000v999" svg:viewBox="0 0 3001 1000">
          <text:p/>
        </draw:connector>
        <draw:connector draw:style-name="gr3" draw:text-style-name="P3" draw:layer="layout" draw:line-skew="-0.25cm" svg:x1="12.5cm" svg:y1="17.344cm" svg:x2="15.5cm" svg:y2="18.343cm" draw:end-shape="id11" draw:end-glue-point="0" svg:d="M12500 17344v-1h3000v1000" svg:viewBox="0 0 3001 1001">
          <text:p/>
        </draw:connector>
        <draw:connector draw:style-name="gr4" draw:text-style-name="P3" draw:layer="layout" svg:x1="13.5cm" svg:y1="21.343cm" svg:x2="12.5cm" svg:y2="22.343cm" draw:start-shape="id12" draw:start-glue-point="5" draw:end-shape="id13" draw:end-glue-point="0" svg:d="M13500 21343h-1000v1000" svg:viewBox="0 0 1001 1001">
          <text:p/>
        </draw:connector>
        <draw:connector draw:style-name="gr5" draw:text-style-name="P3" draw:layer="layout" svg:x1="17.5cm" svg:y1="21.343cm" svg:x2="18.5cm" svg:y2="22.343cm" draw:start-shape="id12" draw:start-glue-point="7" draw:end-shape="id14" draw:end-glue-point="0" svg:d="M17500 21343h1000v1000" svg:viewBox="0 0 1001 1001">
          <text:p/>
        </draw:connector>
        <draw:connector draw:style-name="gr7" draw:text-style-name="P3" draw:layer="layout" svg:x1="3.5cm" svg:y1="19.343cm" svg:x2="2.5cm" svg:y2="20.343cm" draw:start-shape="id10" draw:start-glue-point="5" draw:end-shape="id15" draw:end-glue-point="0" svg:d="M3500 19343h-1000v1000" svg:viewBox="0 0 1001 1001">
          <text:p/>
        </draw:connector>
        <draw:connector draw:style-name="gr6" draw:text-style-name="P2" xml:id="id17" draw:id="id17" draw:layer="layout" draw:line-skew="-0.251cm" svg:x1="2.5cm" svg:y1="21.343cm" svg:x2="5.5cm" svg:y2="23.343cm" draw:start-shape="id15" draw:start-glue-point="2" svg:d="M2500 21343v1000h3000v1000" svg:viewBox="0 0 3001 2001">
          <text:p/>
        </draw:connector>
        <draw:connector draw:style-name="gr6" draw:text-style-name="P2" draw:layer="layout" draw:line-skew="0.499cm" svg:x1="7.5cm" svg:y1="19.343cm" svg:x2="5.5cm" svg:y2="22.343cm" draw:start-shape="id10" draw:start-glue-point="7" svg:d="M7500 19343h1000v3000h-3000" svg:viewBox="0 0 3001 3001">
          <text:p/>
        </draw:connector>
        <draw:connector draw:style-name="gr8" draw:text-style-name="P3" draw:layer="layout" draw:type="line" svg:x1="10.5cm" svg:y1="16.344cm" svg:x2="10.501cm" svg:y2="15.36cm" draw:start-shape="id9" draw:start-glue-point="4" svg:d="M10500 16344l1-984" svg:viewBox="0 0 2 985">
          <text:p/>
        </draw:connector>
        <draw:frame draw:style-name="gr9" draw:text-style-name="P5" draw:layer="layout" svg:width="1.5cm" svg:height="0.75cm" svg:x="6.5cm" svg:y="16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12.5cm" svg:y="20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2.5cm" svg:y="18.843cm">
          <draw:text-box>
            <text:p text:style-name="P4"><text:span text:style-name="T2">true</text:span></text:p>
          </draw:text-box>
        </draw:frame>
        <draw:frame draw:style-name="gr9" draw:text-style-name="P5" draw:layer="layout" svg:width="1.5cm" svg:height="0.75cm" svg:x="13.5cm" svg:y="16.843cm">
          <draw:text-box>
            <text:p text:style-name="P4"><text:span text:style-name="T2">false</text:span></text:p>
          </draw:text-box>
        </draw:frame>
        <draw:frame draw:style-name="gr9" draw:text-style-name="P5" draw:layer="layout" svg:width="1.5cm" svg:height="0.75cm" svg:x="17.5cm" svg:y="20.843cm">
          <draw:text-box>
            <text:p text:style-name="P4"><text:span text:style-name="T2">false</text:span></text:p>
          </draw:text-box>
        </draw:frame>
        <draw:frame draw:style-name="gr9" draw:text-style-name="P5" draw:layer="layout" svg:width="1.5cm" svg:height="0.75cm" svg:x="7.5cm" svg:y="18.843cm">
          <draw:text-box>
            <text:p text:style-name="P4"><text:span text:style-name="T2">false</text:span></text:p>
          </draw:text-box>
        </draw:frame>
        <draw:custom-shape draw:style-name="gr1" draw:text-style-name="P2" xml:id="id11" draw:id="id11" draw:layer="layout" svg:width="2cm" svg:height="1cm" svg:x="14.5cm" svg:y="18.343cm">
          <text:p text:style-name="P1"><text:span text:style-name="T1">z = 1;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5.5cm" svg:y1="19.343cm" svg:x2="15.5cm" svg:y2="20.343cm" draw:start-shape="id11" draw:start-glue-point="2" draw:end-shape="id12" draw:end-glue-point="4" svg:d="M15500 19343v1000" svg:viewBox="0 0 1 1001">
          <text:p/>
        </draw:connector>
        <draw:connector draw:style-name="gr11" draw:text-style-name="P7" xml:id="id16" draw:id="id16" draw:layer="layout" draw:line-skew="0.249cm" svg:x1="12.5cm" svg:y1="23.343cm" svg:x2="15.503cm" svg:y2="24.343cm" draw:start-shape="id13" draw:start-glue-point="2" svg:d="M12500 23343v1000h3003" svg:viewBox="0 0 3004 1001">
          <text:p/>
        </draw:connector>
        <draw:connector draw:style-name="gr11" draw:text-style-name="P7" draw:layer="layout" svg:x1="18.5cm" svg:y1="23.343cm" svg:x2="15.503cm" svg:y2="24.343cm" draw:start-shape="id14" draw:start-glue-point="2" draw:end-shape="id16" draw:end-glue-point="3" svg:d="M18500 23343v1000h-2997" svg:viewBox="0 0 2998 1001">
          <text:p/>
        </draw:connector>
        <draw:connector draw:style-name="gr6" draw:text-style-name="P2" draw:layer="layout" draw:line-skew="-2.751cm" svg:x1="5.5cm" svg:y1="23.343cm" svg:x2="10.5cm" svg:y2="25.343cm" draw:start-shape="id17" draw:start-glue-point="3" svg:d="M5500 23343v2000h5000" svg:viewBox="0 0 5001 2001">
          <text:p/>
        </draw:connector>
        <draw:connector draw:style-name="gr6" draw:text-style-name="P2" draw:layer="layout" draw:line-skew="-0.251cm" svg:x1="15.503cm" svg:y1="24.343cm" svg:x2="10.5cm" svg:y2="26.343cm" draw:start-shape="id16" draw:start-glue-point="3" svg:d="M15503 24343v1000h-5003v1000" svg:viewBox="0 0 5004 2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3T20:12:45.775000000</meta:creation-date>
    <dc:date>2021-11-13T21:13:23.126000000</dc:date>
    <meta:editing-duration>PT8M53S</meta:editing-duration>
    <meta:editing-cycles>1</meta:editing-cycles>
    <meta:document-statistic meta:object-count="53"/>
    <meta:generator>LibreOffice/7.1.5.2$Windows_X86_64 LibreOffice_project/85f04e9f809797b8199d13c421bd8a2b025d52b5</meta:generator>
  </office:meta>
</office:document-meta>
</file>